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FF000001CF61FEE485.png" manifest:media-type=""/>
  <manifest:file-entry manifest:full-path="Pictures/100000000000018D000000D2FA39F39D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draw:shadow="visib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65cm" svg:height="6.858cm" svg:x="17.292cm" svg:y="0.238cm">
          <draw:image xlink:href="Pictures/100000000000018D000000D2FA39F39D.png" xlink:type="simple" xlink:show="embed" xlink:actuate="onLoad">
            <text:p/>
          </draw:image>
        </draw:frame>
        <draw:frame draw:style-name="gr1" draw:text-style-name="P1" draw:layer="layout" svg:width="8.076cm" svg:height="7.316cm" svg:x="0.144cm" svg:y="0.113cm">
          <draw:image xlink:href="Pictures/10000000000001FF000001CF61FEE485.png" xlink:type="simple" xlink:show="embed" xlink:actuate="onLoad">
            <text:p/>
          </draw:image>
        </draw:frame>
        <draw:custom-shape draw:style-name="gr2" draw:text-style-name="P1" draw:layer="layout" svg:width="4.318cm" svg:height="2.286cm" svg:x="10.42cm" svg:y="2.3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1.704cm" svg:height="0.954cm" svg:x="7.339cm" svg:y="0.196cm">
          <draw:text-box>
            <text:p>Start</text:p>
          </draw:text-box>
        </draw:frame>
        <draw:frame draw:style-name="gr3" draw:layer="layout" svg:width="1.526cm" svg:height="0.954cm" svg:x="-0.007cm" svg:y="5.997cm">
          <draw:text-box>
            <text:p>End</text:p>
          </draw:text-box>
        </draw:frame>
        <draw:frame draw:style-name="gr4" draw:text-style-name="P2" draw:layer="layout" svg:width="2.61cm" svg:height="0.64cm" draw:transform="rotate (1.5707963267949) translate (8.203cm 7.635cm)">
          <draw:text-box>
            <text:p text:style-name="P2">© Google, Inc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0.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5T12:33:33.671083597</meta:creation-date>
    <dc:date>2014-05-14T10:00:41</dc:date>
    <meta:editing-duration>PT1M5S</meta:editing-duration>
    <meta:editing-cycles>3</meta:editing-cycles>
    <meta:generator>LibreOffice/3.6$Linux_X86_64 LibreOffice_project/360m1$Build-304</meta:generator>
    <meta:document-statistic meta:object-count="6"/>
  </office:meta>
</office:document-meta>
</file>